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.6000003814697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2" draw:text-style-name="P2" draw:layer="layout" svg:width="23.057cm" svg:height="12.348cm" svg:x="1.984cm" svg:y="4.5cm" presentation:class="subtitle" presentation:user-transformed="true">
          <draw:text-box>
            <text:p text:style-name="P1"><text:span text:style-name="T1">Kryptografia</text:span> (od gr. κρυπτός, kriptos = "ukryty"; oraz γράφειν, grafein = "pisać") – dziedzina nauki zajmująca się przekazywaniem informacji w sposób ukryty/tajny przy obecności osób trzecich tak, aby informację mogły poznać tylko osoby do tego uprawnione</text:p>
            <text:p text:style-name="P1"/>
            <text:p text:style-name="P1"><text:span text:style-name="T1">Szyfrowanie</text:span><text:span text:style-name="T2"> </text:span><text:span text:style-name="T3">(ang. encryption) – proces zamiany pierwotnej wiadomości na </text:span><text:span text:style-name="T4">szyfrogram </text:span><text:span text:style-name="T3">(= wiadomość w postaci zaszyfrowanej), które dla osoby postronnej nie niesie żadnego przekazu</text:span></text:p>
            <text:p text:style-name="P1"><text:span text:style-name="T3"/></text:p>
            <text:p text:style-name="P1"><text:span text:style-name="T5">Deszyfrowanie </text:span><text:span text:style-name="T3">(ang. decryption) – proces odzyskiwania treści pierwotnej wiadomości z szyfrogramu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Zwyczajowe <text:span text:style-name="T1">oznaczenia</text:span> poszczególnych stron wymiany informacji są popularnymi imionami:</text:p>
                <text:list>
                  <text:list-item>
                    <text:p>Alicja (A) i Bob (B) są stronami, które chcą się porozumieć</text:p>
                  </text:list-item>
                  <text:list-item>
                    <text:p>Ewa (E) podsłuchuje ich rozmowę</text:p>
                  </text:list-item>
                </text:list>
              </text:list-item>
              <text:list-item>
                <text:p>Dobry system kryptograficzny powinien uniemożliwić Ewie poznanie treści rozmowy pomiędzy Alicją i Bobem</text:p>
              </text:list-item>
              <text:list-item>
                <text:p>Istnieją dwa typy systemów kryptograficznych: oparte na szyfrowaniu kluczem symetrycznym oraz na szyfrowaniu asymetrycznym (z użyciem par kluczy publicznych i prywatnych)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3.026cm" svg:x="1.943cm" svg:y="4.5cm" presentation:class="outline" presentation:user-transformed="true">
          <draw:text-box>
            <text:list text:style-name="L3">
              <text:list-header>
                <text:p><text:span text:style-name="T1">Szyfrowanie z kluczem symetrycznym</text:span> – ogólny opis:</text:p>
              </text:list-header>
              <text:list-item>
                <text:p>Obie strony znają ustalony wcześniej <text:span text:style-name="T6">klucz</text:span> ( w szyfrowaniu za pomocą komputerów np. ciąg 128 bitów) - jest on używany zarówno do szyfrowania, jak i deszyfrowania</text:p>
                <text:p/>
              </text:list-item>
              <text:list-item>
                <text:p>W systemie kryptograficznym mamy do czynienia z algorytmami szyfrowania i deszyfrowania. Klucz jest używany jako „wkład” do tych algorytmów, od którego zależy wynik szyfrowania, a który następnie umożliwia poprawne odczytanie przesłanej wiadomości tylko osobom, które są do tego uprawnione ( znają klucz)</text:p>
                <text:p/>
              </text:list-item>
              <text:list-item>
                <text:p>Zasada Kerckhoffsa mówi, że skuteczność szyfrowania powinna opierać się tylko i wyłącznie na tajności klucza, nie zaś na tajności algorytmu – osoba postronna nie może odczytać treści zaszyfrowanej wiadomości nawet, gdy algorytm szyfrowania jest powszechnie znany i dostępny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Klucz symetryczny - <text:span text:style-name="T7">przykład</text:span> spoza domeny informatyki:</text:p>
              </text:list-header>
              <text:list-item>
                <text:p>Alicja i Bob spotykają się i potajemnie wybierają książkę, której identyczne wydanie każde z nich posiada w swoim domu</text:p>
              </text:list-item>
              <text:list-item>
                <text:p>Alicja, pisząc list do Boba, zamiast zapisywać w liście kolejne słowa, wyszukuje dowolne wystąpienie danego słowa w ustalonej książce i zapisuje w liście numer strony i numer tego słowa na stronie – zapisany w ten sposób list jest zaszyfrowaną wiadomością</text:p>
              </text:list-item>
              <text:list-item>
                <text:p>Bob, czytając list, wyszukuje na podanej stronie książki i w podanym miejscu słowo, które zaszyfrowała Alicja. W ten sposób odzyskuje pierwotną wiadomość</text:p>
              </text:list-item>
              <text:list-item>
                <text:p>Tutaj kluczem jest cała książka – jest to bardzo długi klucz i w informatyce jego użycie byłoby bardzo nieefektywne, ale nadal możemy to nazwać szyfrowaniem z kluczem symetrycznym!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text-style-name="P3" draw:layer="layout" svg:width="23.057cm" svg:height="12.475cm" svg:x="1.984cm" svg:y="5.004cm" presentation:class="outline" presentation:user-transformed="true">
          <draw:text-box>
            <text:list text:style-name="L3">
              <text:list-header>
                <text:p><text:span text:style-name="T1">Szyfrowanie asymetryczne (z kluczem publicznym)</text:span></text:p>
              </text:list-header>
              <text:list-item>
                <text:p><text:span text:style-name="T8">Problem z kluczem symetrycznym – jak dystrybuować klucze?</text:span></text:p>
                <text:list>
                  <text:list-item>
                    <text:p><text:span text:style-name="T8">Nie ma problemu, jeśli A i B mogą się spotkać, ale co jeżeli rozmawiają tylko przez Internet?</text:span></text:p>
                  </text:list-item>
                </text:list>
              </text:list-item>
              <text:list-item>
                <text:p><text:span text:style-name="T8">Idea – każdy ma dwa klucze: publiczny i prywatny. Publiczny jest ogólnodostępny (każdy kto chce, może go poznać). Prywatny jest znany tylko właścicielowi</text:span></text:p>
              </text:list-item>
              <text:list-item>
                <text:p><text:span text:style-name="T8">Wiadomość zaszyfrowana kluczem publicznym danej osoby może być odszyfrowana tylko przy użyciu jej klucza prywatnego i na odwrót</text:span></text:p>
              </text:list-item>
              <text:list-item>
                <text:p><text:span text:style-name="T8">Na podstawie klucza publicznego nie da się poznać klucza prywatnego</text:span></text:p>
              </text:list-item>
              <text:list-item>
                <text:p><text:span text:style-name="T8">Do osiągnięcia powyższych właściwości jest używany dział matematyki zwany arytmetyką modularną (więcej na ten temat w części trzeciej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xml:id="id6" draw:id="id6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841cm" svg:x="1.984cm" svg:y="5.004cm" presentation:class="outline" presentation:user-transformed="true">
          <draw:text-box>
            <text:list text:style-name="L3">
              <text:list-header>
                <text:p>Szyfrowanie asymetryczne – <text:span text:style-name="T1">przykłady</text:span>:</text:p>
              </text:list-header>
              <text:list-item>
                <text:p>Użycie 1 - utajnienie wiadomości:</text:p>
                <text:list>
                  <text:list-item>
                    <text:p>A chce wysłać wiadomość do B, więc szyfruje ją kluczem publicznym B i wysyła do B</text:p>
                  </text:list-item>
                  <text:list-item>
                    <text:p>Tylko B może odczytać wiadomość, bo tylko B zna swój klucz prywatny</text:p>
                  </text:list-item>
                </text:list>
              </text:list-item>
              <text:list-item>
                <text:p>Użycie 2 – potwierdzenie tożsamości:</text:p>
                <text:list>
                  <text:list-item>
                    <text:p>A, chcąc udowodnić B swoją tożsamość, wysyła do B ustalony komunikat (np. „Jestem Alicją”), szyfrując go swoim kluczem prywatnym</text:p>
                  </text:list-item>
                  <text:list-item>
                    <text:p>Jeżeli B otrzyma ustalony komunikat, deszyfrując wiadomość przy pomocy klucza publicznego A, to wiadomość faktycznie wysłała A (bo tylko ona mogła użyć swojego klucza prywatnego do szyfrowania)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xml:id="id7" draw:id="id7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075cm" svg:x="1.984cm" svg:y="5.004cm" presentation:class="outline" presentation:user-transformed="true">
          <draw:text-box>
            <text:list text:style-name="L3">
              <text:list-header>
                <text:p>Na podstawie podanych przykładów można zauważyć dwa podstawowe sposoby użycia szyfrowania asymetrycznego:</text:p>
              </text:list-header>
              <text:list-item>
                <text:p>Szyfrując wiadomość swoim kluczem prywatnym, nadawca wiadomości udowadnia swoją tożsamość (<text:span text:style-name="T6">podpisanie</text:span> wiadomości)</text:p>
              </text:list-item>
              <text:list-item>
                <text:p>Szyfrując wiadomość kluczem publicznym odbiorcy, nadawca kieruje wiadomość tylko do odbiorcy</text:p>
              </text:list-item>
              <text:list-item>
                <text:p>Czynności te można łączyć w różny sposób, osiągając różne cele</text:p>
                <text:p/>
                <text:p>Na potrzeby naszych rozważań, przyjmijmy następujące oznaczenia:</text:p>
              </text:list-item>
              <text:list-item>
                <text:p>E<text:span text:style-name="T9">K</text:span><text:span text:style-name="T10">(m) – wynik szyfrowania wiadomości m przy pomocy klucza K</text:span></text:p>
              </text:list-item>
              <text:list-item>
                <text:p><text:span text:style-name="T10">D</text:span><text:span text:style-name="T9">K</text:span><text:span text:style-name="T10">(c) – wynik deszyfrowania szyfrogramu c przy pomocy klucza K</text:span></text:p>
              </text:list-item>
              <text:list-item>
                <text:p><text:span text:style-name="T10">Pub</text:span><text:span text:style-name="T9">A</text:span><text:span text:style-name="T10"> – klucz publiczny osoby A</text:span></text:p>
              </text:list-item>
              <text:list-item>
                <text:p><text:span text:style-name="T10">Pr</text:span><text:span text:style-name="T9">A</text:span><text:span text:style-name="T10"> – klucz prywatny osoby A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4" draw:layer="layout" svg:width="23.057cm" svg:height="3.005cm" svg:x="1.984cm" svg:y="1.322cm" presentation:class="title">
          <draw:text-box>
            <text:p>Protokoły głosowania – wymagania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Głosowanie internetowe musi wiernie naśladować wszystkie właściwości głosowania fizycznego, ponieważ systemy te są zazwyczaj używane równolegle w tych samych wyborach.</text:p>
                <text:p>Przypomnijmy najważniejsze wymagania:</text:p>
              </text:list-header>
              <text:list-item>
                <text:p>Głosować mogą tylko uprawnione osoby</text:p>
              </text:list-item>
              <text:list-item>
                <text:p>Każdy może oddać tylko jeden głos (jeżeli można zmienić zdanie, to liczy się ostatni oddany głos)</text:p>
              </text:list-item>
              <text:list-item>
                <text:p>Nikt nie może poznać cudzego głosu (nawet sam głosujący nie może udowodnić, że głosował na daną osobę)</text:p>
              </text:list-item>
              <text:list-item>
                <text:p>Nikt nie może użyć cudzego głosu jako swojego (nawet bez poznawania jego treści)</text:p>
              </text:list-item>
              <text:list-item>
                <text:p>Nikt nie może zmienić cudzego głosu</text:p>
              </text:list-item>
              <text:list-item>
                <text:p>Wyborca musi być w stanie stwierdzić, że jego głos został poprawnie policzony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xml:id="id9" draw:id="id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2.542cm" svg:x="1.984cm" svg:y="5.004cm" presentation:class="outline" presentation:user-transformed="true">
          <draw:text-box>
            <text:list text:style-name="L3">
              <text:list-header>
                <text:p>Wszystkie wymienione wymagania są potrzebne, aby uniknąć różnego rodzaju ataków na system głosowania. Poniżej rozważymy kilka przykładów prostych protokołów, pokazując jednocześnie ich słabe strony i podatność na konkretne ataki.</text:p>
                <text:p/>
              </text:list-header>
              <text:list-item>
                <text:p>Niech A będzie osobą głosującą, zaś T będzie jednostką zbierającą i podliczającą głosy (taką, jak np. Państwowa Komisja Wyborcza)</text:p>
              </text:list-item>
              <text:list-item>
                <text:p>Niech id<text:span text:style-name="T9">A</text:span><text:span text:style-name="T10"> będzie identyfikatorem użytkownika A – jest on przesyłany wewnątrz niektórych wiadomości, żeby odbiorca wiedział, czyjego klucza publicznego użyć do odszyfrowania wiadomości</text:span></text:p>
              </text:list-item>
              <text:list-item>
                <text:p>Niech v<text:span text:style-name="T9">A</text:span><text:span text:style-name="T10"> będzie głosem, który chce oddać A</text:span>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xml:id="id10" draw:id="id10">
        <draw:frame presentation:style-name="pr4" draw:layer="layout" svg:width="23.057cm" svg:height="3.005cm" svg:x="1.984cm" svg:y="1.322cm" presentation:class="title">
          <draw:text-box>
            <text:p>Protokoły głosowania – ataki i przykłady złych protokoł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Jako pierwszy, rozważmy następujący, bardzo prosty sposób przesyłania głosów:</text:p>
                <text:list>
                  <text:list-item>
                    <text:p>A przesyła do T: E<text:span text:style-name="T9">PubT</text:span><text:span text:style-name="T10">(v</text:span><text:span text:style-name="T9">A</text:span><text:span text:style-name="T10">)</text:span></text:p>
                  </text:list-item>
                </text:list>
              </text:list-item>
              <text:list-item>
                <text:p><text:span text:style-name="T10">Zauważmy, że w takim przypadku występuje kilka poważnych wad, między innymi:</text:span></text:p>
                <text:list>
                  <text:list-item>
                    <text:p><text:span text:style-name="T10">przesłać głos może osoba nieuprawniona</text:span></text:p>
                  </text:list-item>
                  <text:list-item>
                    <text:p><text:span text:style-name="T10">można przesłać wiele głosów</text:span></text:p>
                  </text:list-item>
                  <text:list-item>
                    <text:p><text:span text:style-name="T10">można skopiować czyjś głos (nie znając jego treści) i użyć go jako swojego</text:span></text:p>
                  </text:list-item>
                </text:list>
              </text:list-item>
              <text:list-item>
                <text:p><text:span text:style-name="T10">Biorąc pod uwagę wszystkie te wady, w żadnym wypadku taki protokół nie mógłby zostać użyty do zorganizowania wyborów internetowych!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 xml:id="id11" draw:id="id11">
        <draw:frame presentation:style-name="pr4" draw:layer="layout" svg:width="23.057cm" svg:height="3.005cm" svg:x="2cm" svg:y="1.495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3.513cm" svg:x="1.984cm" svg:y="5.004cm" presentation:class="outline" presentation:user-transformed="true">
          <draw:text-box>
            <text:list text:style-name="L3">
              <text:list-item>
                <text:p>Spróbujmy poprawić parę rzeczy:</text:p>
                <text:list>
                  <text:list-item>
                    <text:p>A przesyła do T: E<text:span text:style-name="T9">PubT</text:span><text:span text:style-name="T10">(id</text:span><text:span text:style-name="T9">A</text:span><text:span text:style-name="T10">, E</text:span><text:span text:style-name="T9">PrA</text:span><text:span text:style-name="T10">(v</text:span><text:span text:style-name="T9">A</text:span><text:span text:style-name="T10">))</text:span></text:p>
                  </text:list-item>
                </text:list>
                <text:p><text:span text:style-name="T10">Co udało nam się w ten sposób uzyskać?</text:span></text:p>
                <text:p><text:span text:style-name="T10">Wysłany głos zawiera tożsamość osoby głosującej (E</text:span><text:span text:style-name="T9">PrA</text:span><text:span text:style-name="T10">), zatem:</text:span></text:p>
              </text:list-item>
              <text:list-item>
                <text:p><text:span text:style-name="T10">T wie, kiedy dana osoba już zagłosowała → można oddać w rezultacie tylko jeden ważny głos</text:span></text:p>
              </text:list-item>
              <text:list-item>
                <text:p><text:span text:style-name="T10">Tylko głosy osób uprawnionych do głosowania zostaną policzone</text:span></text:p>
                <text:p><text:span text:style-name="T10"/></text:p>
                <text:p><text:span text:style-name="T10">Nadal są jednak problemy!</text:span></text:p>
              </text:list-item>
              <text:list-item>
                <text:p><text:span text:style-name="T10">Ktoś może skopiować czyjś głos i wysłać go później → jeżeli głosujący zmienił w międzyczasie zdanie i zagłosował ponownie, to jego zmiana zostanie nadpisana poprzednim wyborem!</text:span></text:p>
              </text:list-item>
              <text:list-item>
                <text:p><text:span text:style-name="T10">T widzi bezpośrednio, kto na kogo głosował → złamana jest zasada prywatności, a nie możemy opierać się na zaufaniu do T</text:span></text:p>
                <text:p><text:span text:style-name="T10">Zatem taki protokół też się nie nadaje!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 xml:id="id12" draw:id="id12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mechanizm ślepych podpisów</text:p>
          </draw:text-box>
        </draw:frame>
        <draw:frame presentation:style-name="pr5" draw:layer="layout" svg:width="23.057cm" svg:height="13.043cm" svg:x="1.984cm" svg:y="5.004cm" presentation:class="outline" presentation:user-transformed="true">
          <draw:text-box>
            <text:list text:style-name="L3">
              <text:list-header>
                <text:p>Jak widać, proste protokoły nie spełniają wielu kluczowych wymagań dla głosowania internetowego. W ostatnich latach, wraz z rozwojem idei e-wyborów, powstało kilka rozbudowanych protokołów, mających spełniać te wymagania. Poniżej przeanalizujemy jeden z nich, czyli <text:span text:style-name="T1">mechanizm „ślepych podpisów”</text:span> (ang. blind signatures)</text:p>
                <text:p>Wpierw, przyjrzyjmy się głosowaniu w lokalu wyborczym:</text:p>
              </text:list-header>
              <text:list-item>
                <text:p>wyborca przychodzi do lokalu, do którego jest przypisany</text:p>
              </text:list-item>
              <text:list-item>
                <text:p>zgłasza się do komisji wyborczej, dostaje kartę do głosowania – jest ona oznaczona przez komisję tak, aby nie można było łatwo dorzucić do urny fałszywych kart</text:p>
              </text:list-item>
              <text:list-item>
                <text:p>tylko proces wydawania karty jest powiązany z tożsamością wyborcy – teraz może on wyjść z lokalu, nie wrzucając w ogóle głosu do urny</text:p>
              </text:list-item>
              <text:list-item>
                <text:p>jeżeli zdecyduje się zagłosować, wrzuca głos do urny – komisja nie może jednak stwierdzić, kto zagłosował w jaki sposób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 xml:id="id13" draw:id="id13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głosowaniu elektronicznym zależy nam z jednej strony na tym, żeby móc zweryfikować, czy dana osoba jest uprawniona do głosowania, a z drugiej strony chcemy zachować tajność jej wyboru</text:p>
              </text:list-header>
              <text:list-item>
                <text:p>Chcemy zatem osiągnąć sytuację podobną, jak w lokalu wyborczym – faza wydawania „kart do głosowania” jest niezależna od fazy głosowania, a co za tym idzie – komisja nie może połączyć wyborcy z jego głosem</text:p>
              </text:list-item>
              <text:list-item>
                <text:p>David Chaum opracował mechanizm zwany ślepymi podpisami – przyjrzyjmy się takiej sytuacji:</text:p>
              </text:list-item>
              <text:list-item>
                <text:p>A chce, żeby B podpisał pewien dokument, jednak nie chce, żeby B poznał dokładną treść dokumentu. B godzi się na takie rozwiązanie. Jak to uzyskać?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 xml:id="id14" draw:id="id14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W mechanizmie ślepych podpisów wykonuje się czynność o nazwie <text:span text:style-name="T1">zaciemnianie</text:span> (szczegóły w części trzeciej) – wynik tej operacji opiera się na wyborze <text:span text:style-name="T6">czynnika zaciemniającego</text:span></text:p>
              </text:list-item>
              <text:list-item>
                <text:p><text:span text:style-name="T11">Oto, jak wygląda składanie ślepego podpisu:</text:span></text:p>
              </text:list-item>
              <text:list-item>
                <text:p><text:span text:style-name="T11">A spisuje dokument i zaciemnia go używając losowego, tajnego czynnika zaciemniającego</text:span></text:p>
              </text:list-item>
              <text:list-item>
                <text:p><text:span text:style-name="T11">A wysyła dokument do B</text:span></text:p>
              </text:list-item>
              <text:list-item>
                <text:p><text:span text:style-name="T11">B podpisuje zaciemniony dokument i odsyła go do A</text:span></text:p>
              </text:list-item>
              <text:list-item>
                <text:p><text:span text:style-name="T11">A usuwa zaciemnienie (można to zrobić znając czynnik zaciemniający) – A posiada teraz podpisany przez B dokument</text:span></text:p>
              </text:list-item>
              <text:list-item>
                <text:p><text:span text:style-name="T11">UWAGA: taki schemat działa tylko przy założeniu, że operacje podpisywania i zaciemniania są </text:span><text:span text:style-name="T12">przemienne</text:span><text:span text:style-name="T13">! Używana jest ponownie arytmetyka modularna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 xml:id="id15" draw:id="id15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2.196cm" svg:x="1.984cm" svg:y="5.004cm" presentation:class="outline" presentation:user-transformed="true">
          <draw:text-box>
            <text:list text:style-name="L3">
              <text:list-header>
                <text:p>Jednak A mogłaby wysłać do B dokument o treści „Proszę wypłacić A 10 milionów dolarów” - zatem B powinien móc sprawdzić w jakiś sposób, czy A nie chce go oszukać – poniższy sposób umożliwia sprawdzenie z dużym prawdopodobieństwem, że A nie oszukuje:</text:p>
              </text:list-header>
              <text:list-item>
                <text:p>A wysyła do B 10 zaciemnionych wiadomości z dokumentem do podpisania</text:p>
              </text:list-item>
              <text:list-item>
                <text:p>B wybiera 9 spośród nich i żąda od A czynników zaciemniających, aby móc je odczytać, Następnie sprawdza, czy wszystkie 9 jest poprawnymi dokumentami (czy nie ma tam żądania 10-ciu mln $)</text:p>
              </text:list-item>
              <text:list-item>
                <text:p>Jeżeli tak, to B podpisuje ostatni (nadal zaciemniony) dokument i odsyła go do A</text:p>
              </text:list-item>
              <text:list-item>
                <text:p>A ma małą szansę, że przy wysłaniu 9-ciu poprawnych i jednej niepoprawnej wiadomości, B pominie akurat tę niepoprawną</text:p>
              </text:list-item>
              <text:list-item>
                <text:p>Liczbę zestawów można zwiększać dla zwiększenia pewności, ale oczywiście zwiększa to obciążenie dla sieci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 xml:id="id16" draw:id="id16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3.009cm" svg:x="1.984cm" svg:y="5.004cm" presentation:class="outline" presentation:user-transformed="true">
          <draw:text-box>
            <text:list text:style-name="L3">
              <text:list-header>
                <text:p>Spójrzmy teraz na fazę wydawania głosów wyborcom:</text:p>
              </text:list-header>
              <text:list-item>
                <text:p>A generuje 10 <text:span text:style-name="T14">zestawów</text:span><text:span text:style-name="T15"> głosów. W każdym zestawie muszą się znaleźć wszystkie opcje, na jakie można zagłosować (np. {tak, nie} albo {Batman, Robin, Koziołek Matołek}). W danym zestawie, wszystkie głosy mają taki sam, globalnie unikalny numer ID</text:span></text:p>
              </text:list-item>
              <text:list-item>
                <text:p><text:span text:style-name="T15">W każdym zestawie A zaciemnia osobno wszystkie głosy</text:span></text:p>
              </text:list-item>
              <text:list-item>
                <text:p><text:span text:style-name="T15">A wysyła zestawy do T; T wybiera 9 z nich i prosi o czynniki zaciemniające, odciemnia je i</text:span><text:span text:style-name="T15"> następnie sprawdza ich poprawność (np. czy ID się nie powtarza – ktoś mógł już przysłać takie samo)</text:span></text:p>
              </text:list-item>
              <text:list-item>
                <text:p><text:span text:style-name="T15">T podpisuje dziesiąty zestaw i odsyła go do A</text:span></text:p>
              </text:list-item>
              <text:list-item>
                <text:p><text:span text:style-name="T15">A odciemnia otrzymany zestaw – zakładając, że zestaw był poprawny (duże prawdopodobieństwo), A posiada teraz zestaw wszystkich możliwych do oddania głosów, podpisanych przez T (wszystkie mają to samo ID, którego to ID T nie zna, ponieważ nie odciemnił tego zestawu – nie będzie mógł zatem połączyć głosu z wyborcą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 xml:id="id17" draw:id="id17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Co daje nam takie rozwiązanie?</text:p>
              </text:list-header>
              <text:list-item>
                <text:p>T sprawdza, czy A nie chce oszukać – czy np. w jednym z zestawów nie ma kilku głosów na tego samego kandydata, ale o różnych numerach ID (wtedy A mógłby wysłać kilka głosów, żeby wspomóc swojego faworyta)</text:p>
              </text:list-item>
              <text:list-item>
                <text:p>Ponieważ T nie odciemnia ostatniego zestawu, nie zna numeru ID, którym oznaczone są tamte głosy – nie będzie mógł zatem połączyć oddanego głosu z konkretnym wyborcą, a jednak głos jest podpisany</text:p>
              </text:list-item>
              <text:list-item>
                <text:p>UWAGA: osobnym zagadnieniem do rozważenia jest tutaj kwestia unikalności numerów ID – jak uniknąć powtarzania się tych numerów, skoro to użytkownicy sami je generują? Później pokażemy zmieniony protokół, który pozwala na uniknięcie tego problemu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 xml:id="id18" draw:id="id18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3.995cm" svg:x="1.984cm" svg:y="5.004cm" presentation:class="outline" presentation:user-transformed="true">
          <draw:text-box>
            <text:list text:style-name="L3">
              <text:list-header>
                <text:p>Spójrzmy teraz na fazę samego głosowania:</text:p>
              </text:list-header>
              <text:list-item>
                <text:p>A posiada już podpisane głosy</text:p>
              </text:list-item>
              <text:list-item>
                <text:p>A wybiera głos v<text:span text:style-name="T9">A</text:span><text:span text:style-name="T10"> i wysyła do T: E</text:span><text:span text:style-name="T9">pubT</text:span><text:span text:style-name="T10">(v</text:span><text:span text:style-name="T9">A</text:span><text:span text:style-name="T10">)</text:span></text:p>
              </text:list-item>
              <text:list-item>
                <text:p><text:span text:style-name="T10">T sprawdza, czy numer ID głosu się nie powtarza i czy głos jest podpisany</text:span></text:p>
              </text:list-item>
              <text:list-item>
                <text:p><text:span text:style-name="T10">Jeżeli wszystko się zgadza, to głos zostaje zapisany</text:span></text:p>
              </text:list-item>
              <text:list-item>
                <text:p><text:span text:style-name="T10">Na koniec wyborów T podlicza głosy i publikuje listę głosów wraz numerami ID</text:span></text:p>
                <text:p><text:span text:style-name="T10"/></text:p>
                <text:p><text:span text:style-name="T10">Jakie problemy?</text:span></text:p>
              </text:list-item>
              <text:list-item>
                <text:p><text:span text:style-name="T10">T może sfałszować głosy, generując nowe i dodając je do puli</text:span></text:p>
              </text:list-item>
              <text:list-item>
                <text:p><text:span text:style-name="T10">Kanał wysyłania głosu musi być anonimowy, aby nie dało się rozpoznać wyborcy np. po numerze IP</text:span></text:p>
              </text:list-item>
              <text:list-item>
                <text:p><text:span text:style-name="T10">Jest to zatem wystarczający protokół jeżeli mamy zaufanie do komisji wyborczej; nie jest to jednak bezpieczne założenie</text:span></text:p>
                <text:p><text:span text:style-name="T10"/></text:p>
                <text:p><text:span text:style-name="T10"/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 xml:id="id19" draw:id="id1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Aby uniknąć możliwości oszukiwania, podzielmy funkcje pełnione przez T na dwie jednostki: L będzie komisją zajmującą się uwierzytelnianiem wyborców, zaś T będzie się zajmowało odbieraniem głosów od wyborców i na koniec podliczaniem głosów. Można powiedzieć, że L jest wtedy osobą, do której w lokalu wyborczym podchodzimy po kartę, zaś T jest samą urną (pomijając podliczanie głosów).</text:p>
                <text:p/>
                <text:p>Jak będzie wyglądać faza uwierzytelniania:</text:p>
              </text:list-header>
              <text:list-item>
                <text:p>A zgłasza się do L po numer potwierdzenia tożsamości (ozn. NPT)</text:p>
              </text:list-item>
              <text:list-item>
                <text:p>L generuje NPT i wysyła do A, jeżeli A ma prawo do głosowania. L zapamiętuje listę wygenerowanych już NPT i to, kto zgłosił się już po numer</text:p>
              </text:list-item>
              <text:list-item>
                <text:p>L wysyła listę poprawnych NPT do T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 xml:id="id20" draw:id="id20">
        <draw:frame presentation:style-name="pr4" draw:layer="layout" svg:width="23.057cm" svg:height="3.005cm" svg:x="1.984cm" svg:y="1.322cm" presentation:class="title">
          <draw:text-box>
            <text:p>Protokoły uwierzytelni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Faza oddawania głosów:</text:p>
              </text:list-header>
              <text:list-item>
                <text:p>A generuje losowy numer ID swojego głosu</text:p>
              </text:list-item>
              <text:list-item>
                <text:p>A tworzy wiadomość, która zawiera NPT, ID oraz sam głos</text:p>
              </text:list-item>
              <text:list-item>
                <text:p>A wysyła zaszyfrowaną wiadomość do T</text:p>
              </text:list-item>
              <text:list-item>
                <text:p>T odszyfrowuje wiadomość i sprawdza, czy NPT jest na liście przesłanej przez L, jeżeli tak to wykreśla ten NPT z listy</text:p>
              </text:list-item>
              <text:list-item>
                <text:p>T dopisuje numer ID do listy głosów oddanych na wybranego przez A kandydata</text:p>
              </text:list-item>
              <text:list-item>
                <text:p>Na koniec wynik oraz listy głosów są publikowane</text:p>
                <text:p/>
              </text:list-item>
              <text:list-item>
                <text:p>Jeżeli T i L będą w zmowie, to nadal mogą oszukiwać – zauważmy jednak, że komisja wyborcza w fizycznych wyborach też musi być obdarzona pewnym zaufaniem – dzięki rozdzieleniu na dwie fazy osiągnęliśmy zatem podobne właściwości dla e-wyborów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 xml:id="id21" draw:id="id21">
        <draw:frame presentation:style-name="pr4" draw:layer="layout" svg:width="23.057cm" svg:height="3.005cm" svg:x="1.984cm" svg:y="1.322cm" presentation:class="title">
          <draw:text-box>
            <text:p>Protokoły głosowania – inne metody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niniejszym tutorialu przedstawiony został przede wszystkim mechanizm ślepych podpisów wraz z usprawnieniami. Warto jednak zauważyć, że stworzono wiele różnych protokołów mających służyć do przeprowadzania wyborów internetowych. </text:p>
                <text:p/>
              </text:list-header>
              <text:list-item>
                <text:p>Istnieje chociażby protokół, gdzie uczestnicy głosują bez udziału jednostki centralnej zbierającej i podliczającej głosy – protokół taki jest jednak praktycznie możliwy do zaimplementowania i używania tylko przy liczbie głosujących rzędu kilku/kilkunastu osób.</text:p>
              </text:list-item>
              <text:list-item>
                <text:p>Dla zainteresowanych polecamy zapoznanie się z tematem e-wyborów opartych na szyfrowaniu homomorficznym – jest to inny popularny system, nie używający mechanizmu ślepych podpisów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 xml:id="id22" draw:id="id22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Pierwszym zastosowanym w praktyce systemem do przeprowadzania ogólnopaństwowych wyborów jest system estoński. Wprowadzony został w roku 2005.</text:p>
                <text:p/>
                <text:p>Kilka wyróżników systemu estońskiego:</text:p>
              </text:list-header>
              <text:list-item>
                <text:p>Przez Internet można głosować od szóstego do czwartego dnia <text:span text:style-name="T14">przed wyborami fizycznymi</text:span></text:p>
              </text:list-item>
              <text:list-item>
                <text:p><text:span text:style-name="T15">Można głosować kilka razy. Starsze głosy są anulowane.</text:span></text:p>
              </text:list-item>
              <text:list-item>
                <text:p><text:span text:style-name="T15">Zagłosowanie w lokalu wyborczym anuluje głos oddany przez Internet</text:span></text:p>
              </text:list-item>
              <text:list-item>
                <text:p><text:span text:style-name="T15">W razie poważnych ataków na system, estońska Komisja Wyborcza zastrzega sobie możliwość anulowania rezultatów wyników elektronicznych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 xml:id="id23" draw:id="id23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26cm" svg:x="1.984cm" svg:y="5.004cm" presentation:class="outline" presentation:user-transformed="true">
          <draw:text-box>
            <text:list text:style-name="L3">
              <text:list-header>
                <text:p>Na system estoński składają się <text:span text:style-name="T1">cztery podsystemy</text:span><text:span text:style-name="T8">: aplikacja do głosowania, serwer internetowy (SInt), serwer przechowujący głosy (SPG) i serwer zliczający głosy (SZG)</text:span></text:p>
              </text:list-header>
              <text:list-item>
                <text:p><text:span text:style-name="T8">Aplikacja do głosowania - aplikacja internetowa, dostęp przez przeglądarkę www. Protokół SSL zajmuje się uwierzytelnianiem i szyfrowaniem połączenia z serwerem internetowym</text:span></text:p>
              </text:list-item>
              <text:list-item>
                <text:p><text:span text:style-name="T8">Serwer internetowy potwierdza tożsamość wyborcy, przesyła listę dostępnych kandydatów oraz odbiera podpisane i zaszyfrowane głosy. Kończy działanie wraz z końcem fazy e-wyborów.</text:span></text:p>
              </text:list-item>
              <text:list-item>
                <text:p><text:span text:style-name="T8">SPG otrzymuje zaszyfrowany i podpisany głos od SInt zaraz po przesłaniu przez wyborcę. Zajmuje się anulowaniem starszych głosów</text:span></text:p>
              </text:list-item>
              <text:list-item>
                <text:p><text:span text:style-name="T8">SZG na koniec wyborów zlicza głosy. SPG jest offline, dane są na niego przenoszone z SPG na fizycznych nośnikach danych. Otrzymuje zaszyfrowane, ale nie podpisane głosy – nie ma połączenia głosu z wyborcą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 xml:id="id24" draw:id="id24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09cm" svg:x="1.984cm" svg:y="5.004cm" presentation:class="outline" presentation:user-transformed="true">
          <draw:text-box>
            <text:list text:style-name="L3">
              <text:list-item>
                <text:p>Historia każdego głosu od serwera internetowego do serwera zliczającego głosy (wraz z głosami anulowanymi) jest zapisywana w specjalnych dziennikach. W razie wszelkich wątpliwości, komisja wyborcza może je wykorzystać do wyjaśnienia niejasności</text:p>
              </text:list-item>
              <text:list-item>
                <text:p>Zauważmy, że głównym sposobem zapewnienia anonimowości wyborcy jest tutaj podzielenie systemu na kilka podsystemów – nadal jednak istnieje możliwość, że ktoś kontrolujący cały system dopuści się nadużyć. Jak już jednak wspomnieliśmy, w przypadku fizycznych wyborów sytuacja ma się mniej więcej podobnie.</text:p>
                <text:p/>
                <text:p>Przy odpowiedniej kontroli przez niezależne organy demokratycznego państwa, takie zdarzenie jest stosunkowo mało prawdopodobne. Porównując tę sytuację do różnic między algorytmami szyfrowania – chcąc zachować łatwość implementacji, uznajemy że wystarczy nam nie formalna „niełamalność” szyfru, a tylko małe prawdopodobieństwo jego złamania.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11H48M32S</meta:editing-duration>
    <meta:editing-cycles>23</meta:editing-cycles>
    <dc:date>2012-12-18T23:09:44.91</dc:date>
    <meta:generator>OpenOffice.org/3.3$Win32 OpenOffice.org_project/330m20$Build-9567</meta:generator>
    <dc:creator>Maciej Ziarkowski</dc:creator>
    <meta:document-statistic meta:object-count="131"/>
  </office:meta>
</office:document-meta>
</file>